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11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1.547cm"/>
    </style:style>
    <style:style style:name="co6" style:family="table-column">
      <style:table-column-properties fo:break-before="auto" style:column-width="5.147cm"/>
    </style:style>
    <style:style style:name="co7" style:family="table-column">
      <style:table-column-properties fo:break-before="auto" style:column-width="1.769cm"/>
    </style:style>
    <style:style style:name="co8" style:family="table-column">
      <style:table-column-properties fo:break-before="auto" style:column-width="13.834cm"/>
    </style:style>
    <style:style style:name="co9" style:family="table-column">
      <style:table-column-properties fo:break-before="auto" style:column-width="1.469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5">
      <style:text-properties fo:font-weight="bold" style:font-weight-asian="bold" style:font-weight-complex="bold"/>
    </style:style>
    <style:style style:name="ce3" style:family="table-cell" style:parent-style-name="Default" style:data-style-name="N105"/>
    <style:style style:name="ce4" style:family="table-cell" style:parent-style-name="Default" style:data-style-name="N104">
      <style:text-properties fo:font-weight="bold" style:font-weight-asian="bold" style:font-weight-complex="bold"/>
    </style:style>
    <style:style style:name="ce5" style:family="table-cell" style:parent-style-name="Default" style:data-style-name="N104"/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"/>
    <style:style style:name="ce8" style:family="table-cell" style:parent-style-name="Default" style:data-style-name="N109"/>
    <style:style style:name="ce9" style:family="table-cell" style:parent-style-name="Default" style:data-style-name="N109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value-type" style:repeat-content="false" style:vertical-align="middle"/>
    </style:style>
    <style:style style:name="ce11" style:family="table-cell" style:parent-style-name="Default">
      <style:table-cell-properties style:text-align-source="value-type" style:repeat-content="false" style:vertical-align="middle"/>
      <style:text-properties style:use-window-font-color="true" style:text-outline="false" style:text-line-through-style="none" style:font-name="Free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value-type" style:repeat-content="false" style:vertical-align="middle"/>
      <style:text-properties fo:color="#000000" style:text-outline="false" style:text-line-through-style="none" style:font-name="Free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Free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font-name="Free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vertical-align="middle"/>
    </style:style>
  </office:automatic-styles>
  <office:body>
    <office:spreadsheet>
      <table:table table:name="Presupuest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ce5"/>
        <table:table-column table:style-name="co2" table:number-columns-repeated="1017" table:default-cell-style-name="Default"/>
        <table:table-row table:style-name="ro1">
          <table:table-cell table:style-name="ce1" office:value-type="string">
            <text:p>Concepto</text:p>
          </table:table-cell>
          <table:table-cell table:style-name="ce1" office:value-type="string">
            <text:p>Unidad</text:p>
          </table:table-cell>
          <table:table-cell table:style-name="ce1" office:value-type="string">
            <text:p>Cantidad</text:p>
          </table:table-cell>
          <table:table-cell table:style-name="ce2" office:value-type="string">
            <text:p>Precio unidad</text:p>
          </table:table-cell>
          <table:table-cell table:style-name="ce2" office:value-type="string">
            <text:p>Importe</text:p>
          </table:table-cell>
          <table:table-cell table:style-name="Default"/>
          <table:table-cell table:style-name="ce4"/>
          <table:table-cell table:style-name="ce1" table:number-columns-repeated="1017"/>
        </table:table-row>
        <table:table-row table:style-name="ro2">
          <table:table-cell table:style-name="ce1" table:number-columns-repeated="3"/>
          <table:table-cell table:style-name="ce2" table:number-columns-repeated="2"/>
          <table:table-cell table:style-name="Default"/>
          <table:table-cell table:style-name="ce4"/>
          <table:table-cell table:style-name="ce1" table:number-columns-repeated="1017"/>
        </table:table-row>
        <table:table-row table:style-name="ro2">
          <table:table-cell table:style-name="ce1" office:value-type="string">
            <text:p>Infraestructura compartida</text:p>
          </table:table-cell>
          <table:table-cell table:style-name="ce1" table:number-columns-repeated="2"/>
          <table:table-cell table:style-name="ce2" table:number-columns-repeated="2"/>
          <table:table-cell table:style-name="ce4" table:formula="of:=SUM([.E4:.E15])" office:value-type="currency" office:currency="EUR" office:value="845.36">
            <text:p>845,36 €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Antena Ubiquity NS M5</text:p>
          </table:table-cell>
          <table:table-cell/>
          <table:table-cell office:value-type="float" office:value="1">
            <text:p>1</text:p>
          </table:table-cell>
          <table:table-cell office:value-type="currency" office:currency="EUR" office:value="81">
            <text:p>81,00 €</text:p>
          </table:table-cell>
          <table:table-cell table:style-name="ce3" table:formula="of:=[.D4]*[.C4]" office:value-type="currency" office:currency="EUR" office:value="81">
            <text:p>81,00 €</text:p>
          </table:table-cell>
          <table:table-cell table:style-name="ce5"/>
          <table:table-cell table:style-name="Default"/>
          <table:table-cell table:number-columns-repeated="1017"/>
        </table:table-row>
        <table:table-row table:style-name="ro1">
          <table:table-cell office:value-type="string">
            <text:p>Cable de red UTP Clase 5</text:p>
          </table:table-cell>
          <table:table-cell office:value-type="string">
            <text:p>m</text:p>
          </table:table-cell>
          <table:table-cell office:value-type="float" office:value="350">
            <text:p>350</text:p>
          </table:table-cell>
          <table:table-cell office:value-type="currency" office:currency="EUR" office:value="0.5">
            <text:p>0,50 €</text:p>
          </table:table-cell>
          <table:table-cell table:style-name="ce3" table:formula="of:=[.D5]*[.C5]" office:value-type="currency" office:currency="EUR" office:value="175">
            <text:p>175,00 €</text:p>
          </table:table-cell>
          <table:table-cell table:style-name="ce5"/>
          <table:table-cell table:style-name="Default"/>
          <table:table-cell table:number-columns-repeated="1017"/>
        </table:table-row>
        <table:table-row table:style-name="ro1">
          <table:table-cell office:value-type="string">
            <text:p>Conectores UTP Clase 5</text:p>
          </table:table-cell>
          <table:table-cell/>
          <table:table-cell office:value-type="float" office:value="12">
            <text:p>12</text:p>
          </table:table-cell>
          <table:table-cell office:value-type="currency" office:currency="EUR" office:value="0.12">
            <text:p>0,12 €</text:p>
          </table:table-cell>
          <table:table-cell table:style-name="ce3" table:formula="of:=[.D6]*[.C6]" office:value-type="currency" office:currency="EUR" office:value="1.44">
            <text:p>1,44 €</text:p>
          </table:table-cell>
          <table:table-cell table:style-name="ce5"/>
          <table:table-cell table:style-name="Default"/>
          <table:table-cell table:number-columns-repeated="1017"/>
        </table:table-row>
        <table:table-row table:style-name="ro1">
          <table:table-cell office:value-type="string">
            <text:p>Fundas Conectores RJ45</text:p>
          </table:table-cell>
          <table:table-cell/>
          <table:table-cell office:value-type="float" office:value="12">
            <text:p>12</text:p>
          </table:table-cell>
          <table:table-cell office:value-type="currency" office:currency="EUR" office:value="0.34">
            <text:p>0,34 €</text:p>
          </table:table-cell>
          <table:table-cell table:style-name="ce3" table:formula="of:=[.D7]*[.C7]" office:value-type="currency" office:currency="EUR" office:value="4.08">
            <text:p>4,08 €</text:p>
          </table:table-cell>
          <table:table-cell table:style-name="ce5"/>
          <table:table-cell table:style-name="Default"/>
          <table:table-cell table:number-columns-repeated="1017"/>
        </table:table-row>
        <table:table-row table:style-name="ro1">
          <table:table-cell office:value-type="string">
            <text:p>Switch Giga 8p Metalico</text:p>
          </table:table-cell>
          <table:table-cell/>
          <table:table-cell office:value-type="float" office:value="4">
            <text:p>4</text:p>
          </table:table-cell>
          <table:table-cell office:value-type="currency" office:currency="EUR" office:value="20">
            <text:p>20,00 €</text:p>
          </table:table-cell>
          <table:table-cell table:style-name="ce3" table:formula="of:=[.D8]*[.C8]" office:value-type="currency" office:currency="EUR" office:value="80">
            <text:p>80,00 €</text:p>
          </table:table-cell>
          <table:table-cell table:style-name="ce5"/>
          <table:table-cell table:style-name="Default"/>
          <table:table-cell table:number-columns-repeated="1017"/>
        </table:table-row>
        <table:table-row table:style-name="ro1">
          <table:table-cell office:value-type="string">
            <text:p>Router Microtik (cortafuegos)</text:p>
          </table:table-cell>
          <table:table-cell/>
          <table:table-cell office:value-type="float" office:value="1">
            <text:p>1</text:p>
          </table:table-cell>
          <table:table-cell office:value-type="currency" office:currency="EUR" office:value="83.27">
            <text:p>83,27 €</text:p>
          </table:table-cell>
          <table:table-cell table:style-name="ce3" table:formula="of:=[.D9]*[.C9]" office:value-type="currency" office:currency="EUR" office:value="83.27">
            <text:p>83,27 €</text:p>
          </table:table-cell>
          <table:table-cell table:style-name="ce5"/>
          <table:table-cell table:style-name="Default"/>
          <table:table-cell table:number-columns-repeated="1017"/>
        </table:table-row>
        <table:table-row table:style-name="ro1">
          <table:table-cell office:value-type="string">
            <text:p>Cable de alimentación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currency" office:currency="EUR" office:value="1">
            <text:p>1,00 €</text:p>
          </table:table-cell>
          <table:table-cell table:style-name="ce3" table:formula="of:=[.D10]*[.C10]" office:value-type="currency" office:currency="EUR" office:value="20">
            <text:p>20,00 €</text:p>
          </table:table-cell>
          <table:table-cell table:style-name="ce5"/>
          <table:table-cell table:style-name="Default"/>
          <table:table-cell table:number-columns-repeated="1017"/>
        </table:table-row>
        <table:table-row table:style-name="ro1">
          <table:table-cell office:value-type="string">
            <text:p>Enchufes Schuko</text:p>
          </table:table-cell>
          <table:table-cell/>
          <table:table-cell office:value-type="float" office:value="5">
            <text:p>5</text:p>
          </table:table-cell>
          <table:table-cell office:value-type="currency" office:currency="EUR" office:value="8.11">
            <text:p>8,11 €</text:p>
          </table:table-cell>
          <table:table-cell table:style-name="ce3" table:formula="of:=[.D11]*[.C11]" office:value-type="currency" office:currency="EUR" office:value="40.55">
            <text:p>40,55 €</text:p>
          </table:table-cell>
          <table:table-cell table:style-name="ce5"/>
          <table:table-cell table:style-name="Default"/>
          <table:table-cell table:number-columns-repeated="1017"/>
        </table:table-row>
        <table:table-row table:style-name="ro1">
          <table:table-cell office:value-type="string">
            <text:p>Cajas estancas switches</text:p>
          </table:table-cell>
          <table:table-cell/>
          <table:table-cell office:value-type="float" office:value="4">
            <text:p>4</text:p>
          </table:table-cell>
          <table:table-cell office:value-type="currency" office:currency="EUR" office:value="5.23">
            <text:p>5,23 €</text:p>
          </table:table-cell>
          <table:table-cell table:style-name="ce3" table:formula="of:=[.D12]*[.C12]" office:value-type="currency" office:currency="EUR" office:value="20.92">
            <text:p>20,92 €</text:p>
          </table:table-cell>
          <table:table-cell table:style-name="ce5"/>
          <table:table-cell table:style-name="Default"/>
          <table:table-cell table:number-columns-repeated="1017"/>
        </table:table-row>
        <table:table-row table:style-name="ro1">
          <table:table-cell office:value-type="string">
            <text:p>Caja estanca router</text:p>
          </table:table-cell>
          <table:table-cell/>
          <table:table-cell office:value-type="float" office:value="1">
            <text:p>1</text:p>
          </table:table-cell>
          <table:table-cell office:value-type="currency" office:currency="EUR" office:value="9.1">
            <text:p>9,10 €</text:p>
          </table:table-cell>
          <table:table-cell table:style-name="ce3" table:formula="of:=[.D13]*[.C13]" office:value-type="currency" office:currency="EUR" office:value="9.1">
            <text:p>9,10 €</text:p>
          </table:table-cell>
          <table:table-cell table:style-name="ce5"/>
          <table:table-cell table:style-name="Default"/>
          <table:table-cell table:number-columns-repeated="1017"/>
        </table:table-row>
        <table:table-row table:style-name="ro1">
          <table:table-cell office:value-type="string">
            <text:p>Mano de obra</text:p>
          </table:table-cell>
          <table:table-cell office:value-type="string">
            <text:p>horas persona</text:p>
          </table:table-cell>
          <table:table-cell office:value-type="float" office:value="16">
            <text:p>16</text:p>
          </table:table-cell>
          <table:table-cell office:value-type="currency" office:currency="EUR" office:value="20">
            <text:p>20,00 €</text:p>
          </table:table-cell>
          <table:table-cell table:style-name="ce3" table:formula="of:=[.D14]*[.C14]" office:value-type="currency" office:currency="EUR" office:value="320">
            <text:p>320,00 €</text:p>
          </table:table-cell>
          <table:table-cell table:style-name="ce5"/>
          <table:table-cell table:style-name="Default"/>
          <table:table-cell table:number-columns-repeated="1017"/>
        </table:table-row>
        <table:table-row table:style-name="ro1">
          <table:table-cell office:value-type="string">
            <text:p>Desgaste herramientas</text:p>
          </table:table-cell>
          <table:table-cell/>
          <table:table-cell office:value-type="float" office:value="1">
            <text:p>1</text:p>
          </table:table-cell>
          <table:table-cell office:value-type="currency" office:currency="EUR" office:value="10">
            <text:p>10,00 €</text:p>
          </table:table-cell>
          <table:table-cell table:style-name="ce3" table:formula="of:=[.D15]*[.C15]" office:value-type="currency" office:currency="EUR" office:value="10">
            <text:p>10,00 €</text:p>
          </table:table-cell>
          <table:table-cell table:style-name="ce5"/>
          <table:table-cell table:style-name="Default"/>
          <table:table-cell table:number-columns-repeated="1017"/>
        </table:table-row>
        <table:table-row table:style-name="ro2">
          <table:table-cell table:number-columns-repeated="4"/>
          <table:table-cell table:style-name="ce3"/>
          <table:table-cell table:style-name="ce5"/>
          <table:table-cell table:style-name="Default"/>
          <table:table-cell table:number-columns-repeated="1017"/>
        </table:table-row>
        <table:table-row table:style-name="ro1">
          <table:table-cell table:style-name="ce1" office:value-type="string">
            <text:p>Instalación a cada vecino</text:p>
          </table:table-cell>
          <table:table-cell table:style-name="ce1"/>
          <table:table-cell table:style-name="ce1" table:formula="of:=[.K24]" office:value-type="float" office:value="12">
            <text:p>12</text:p>
          </table:table-cell>
          <table:table-cell table:style-name="ce2" table:formula="of:=SUM([.E18:.E22])" office:value-type="currency" office:currency="EUR" office:value="51.5">
            <text:p>51,50 €</text:p>
          </table:table-cell>
          <table:table-cell table:style-name="ce2"/>
          <table:table-cell table:style-name="ce4" table:formula="of:=[.D17]*[.C17]" office:value-type="currency" office:currency="EUR" office:value="618">
            <text:p>618,00 €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>
            <text:p>Apliques pared</text:p>
          </table:table-cell>
          <table:table-cell/>
          <table:table-cell office:value-type="float" office:value="1">
            <text:p>1</text:p>
          </table:table-cell>
          <table:table-cell office:value-type="currency" office:currency="EUR" office:value="3.81">
            <text:p>3,81 €</text:p>
          </table:table-cell>
          <table:table-cell table:style-name="ce3" table:formula="of:=[.D18]*[.C18]" office:value-type="currency" office:currency="EUR" office:value="3.81">
            <text:p>3,81 €</text:p>
          </table:table-cell>
          <table:table-cell table:style-name="ce5"/>
          <table:table-cell table:style-name="Default"/>
          <table:table-cell table:number-columns-repeated="1017"/>
        </table:table-row>
        <table:table-row table:style-name="ro1">
          <table:table-cell office:value-type="string">
            <text:p>Conectores UTP Clase 5</text:p>
          </table:table-cell>
          <table:table-cell/>
          <table:table-cell office:value-type="float" office:value="1">
            <text:p>1</text:p>
          </table:table-cell>
          <table:table-cell office:value-type="currency" office:currency="EUR" office:value="0.12">
            <text:p>0,12 €</text:p>
          </table:table-cell>
          <table:table-cell table:style-name="ce3" table:formula="of:=[.D19]*[.C19]" office:value-type="currency" office:currency="EUR" office:value="0.12">
            <text:p>0,12 €</text:p>
          </table:table-cell>
          <table:table-cell table:style-name="ce5"/>
          <table:table-cell table:style-name="Default"/>
          <table:table-cell table:number-columns-repeated="1017"/>
        </table:table-row>
        <table:table-row table:style-name="ro1">
          <table:table-cell office:value-type="string">
            <text:p>Fundas Conectores RJ45</text:p>
          </table:table-cell>
          <table:table-cell/>
          <table:table-cell office:value-type="float" office:value="1">
            <text:p>1</text:p>
          </table:table-cell>
          <table:table-cell office:value-type="currency" office:currency="EUR" office:value="0.34">
            <text:p>0,34 €</text:p>
          </table:table-cell>
          <table:table-cell table:style-name="ce3" table:formula="of:=[.D20]*[.C20]" office:value-type="currency" office:currency="EUR" office:value="0.34">
            <text:p>0,34 €</text:p>
          </table:table-cell>
          <table:table-cell table:style-name="ce5"/>
          <table:table-cell table:style-name="Default"/>
          <table:table-cell table:number-columns-repeated="1017"/>
        </table:table-row>
        <table:table-row table:style-name="ro1">
          <table:table-cell office:value-type="string">
            <text:p>Adaptador Teléfono</text:p>
          </table:table-cell>
          <table:table-cell/>
          <table:table-cell office:value-type="float" office:value="1">
            <text:p>1</text:p>
          </table:table-cell>
          <table:table-cell office:value-type="currency" office:currency="EUR" office:value="27.23">
            <text:p>27,23 €</text:p>
          </table:table-cell>
          <table:table-cell table:style-name="ce3" table:formula="of:=[.D21]*[.C21]" office:value-type="currency" office:currency="EUR" office:value="27.23">
            <text:p>27,23 €</text:p>
          </table:table-cell>
          <table:table-cell table:style-name="ce5"/>
          <table:table-cell table:style-name="Default"/>
          <table:table-cell table:number-columns-repeated="1017"/>
        </table:table-row>
        <table:table-row table:style-name="ro1">
          <table:table-cell office:value-type="string">
            <text:p>Mano de obra</text:p>
          </table:table-cell>
          <table:table-cell office:value-type="string">
            <text:p>horas persona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20,00 €</text:p>
          </table:table-cell>
          <table:table-cell table:style-name="ce3" table:formula="of:=[.D22]*[.C22]" office:value-type="currency" office:currency="EUR" office:value="20">
            <text:p>20,00 €</text:p>
          </table:table-cell>
          <table:table-cell table:style-name="ce5"/>
          <table:table-cell table:style-name="Default"/>
          <table:table-cell table:number-columns-repeated="1017"/>
        </table:table-row>
        <table:table-row table:style-name="ro2">
          <table:table-cell table:number-columns-repeated="4"/>
          <table:table-cell table:style-name="ce3"/>
          <table:table-cell table:style-name="ce5"/>
          <table:table-cell table:style-name="Default"/>
          <table:table-cell table:number-columns-repeated="1017"/>
        </table:table-row>
        <table:table-row table:style-name="ro1">
          <table:table-cell table:style-name="ce1" office:value-type="string">
            <text:p>Primera cuota trimestral</text:p>
          </table:table-cell>
          <table:table-cell table:style-name="ce1" office:value-type="string">
            <text:p>meses</text:p>
          </table:table-cell>
          <table:table-cell table:style-name="ce1" office:value-type="float" office:value="3">
            <text:p>3</text:p>
          </table:table-cell>
          <table:table-cell table:style-name="ce2" table:formula="of:=SUM([.E25:.E28])" office:value-type="currency" office:currency="EUR" office:value="0">
            <text:p>0,00 €</text:p>
          </table:table-cell>
          <table:table-cell table:style-name="ce2"/>
          <table:table-cell table:style-name="ce4" table:formula="of:=[.C24]*[.D24]" office:value-type="currency" office:currency="EUR" office:value="0">
            <text:p>0,00 €</text:p>
          </table:table-cell>
          <table:table-cell table:style-name="Default"/>
          <table:table-cell/>
          <table:table-cell office:value-type="string">
            <text:p>Vecinos</text:p>
          </table:table-cell>
          <table:table-cell table:style-name="ce3"/>
          <table:table-cell office:value-type="float" office:value="12">
            <text:p>12</text:p>
          </table:table-cell>
          <table:table-cell table:number-columns-repeated="1013"/>
        </table:table-row>
        <table:table-row table:style-name="ro1">
          <table:table-cell office:value-type="string">
            <text:p>Mantenimiento por comunidad</text:p>
          </table:table-cell>
          <table:table-cell/>
          <table:table-cell office:value-type="float" office:value="1">
            <text:p>1</text:p>
          </table:table-cell>
          <table:table-cell table:formula="of:=([.K28]-[.K27])*[.K29]" office:value-type="currency" office:currency="EUR" office:value="15">
            <text:p>15,00 €</text:p>
          </table:table-cell>
          <table:table-cell table:style-name="ce3" table:formula="of:=[.D25]*[.C25]" office:value-type="currency" office:currency="EUR" office:value="15">
            <text:p>15,00 €</text:p>
          </table:table-cell>
          <table:table-cell table:style-name="ce5"/>
          <table:table-cell table:style-name="Default"/>
          <table:table-cell/>
          <table:table-cell office:value-type="string">
            <text:p>Coste mensual ADSL</text:p>
          </table:table-cell>
          <table:table-cell/>
          <table:table-cell office:value-type="float" office:value="30">
            <text:p>30</text:p>
          </table:table-cell>
          <table:table-cell table:number-columns-repeated="1013"/>
        </table:table-row>
        <table:table-row table:style-name="ro1">
          <table:table-cell office:value-type="string">
            <text:p>Mantenimiento por vecino</text:p>
          </table:table-cell>
          <table:table-cell office:value-type="string">
            <text:p>vecinos</text:p>
          </table:table-cell>
          <table:table-cell table:formula="of:=[.C17]" office:value-type="float" office:value="12">
            <text:p>12</text:p>
          </table:table-cell>
          <table:table-cell table:formula="of:=[.K27]+[.K25]/[.K26]" office:value-type="currency" office:currency="EUR" office:value="8">
            <text:p>8,00 €</text:p>
          </table:table-cell>
          <table:table-cell table:style-name="ce3" table:formula="of:=[.D26]*[.C26]" office:value-type="currency" office:currency="EUR" office:value="96">
            <text:p>96,00 €</text:p>
          </table:table-cell>
          <table:table-cell table:style-name="ce5"/>
          <table:table-cell table:style-name="Default"/>
          <table:table-cell/>
          <table:table-cell office:value-type="string">
            <text:p>Vecinos por adsl compartido</text:p>
          </table:table-cell>
          <table:table-cell/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Descuento por compartir ADSL's</text:p>
          </table:table-cell>
          <table:table-cell/>
          <table:table-cell office:value-type="float" office:value="2">
            <text:p>2</text:p>
          </table:table-cell>
          <table:table-cell table:formula="of:=-MIN([.K25]/[.K26]*[.K24]/IF([.C27];[.C27];1);[.K25])" office:value-type="currency" office:currency="EUR" office:value="-30">
            <text:p>-30,00 €</text:p>
          </table:table-cell>
          <table:table-cell table:style-name="ce3" table:formula="of:=[.D27]*[.C27]" office:value-type="currency" office:currency="EUR" office:value="-60">
            <text:p>-60,00 €</text:p>
          </table:table-cell>
          <table:table-cell table:style-name="ce5"/>
          <table:table-cell table:style-name="Default"/>
          <table:table-cell/>
          <table:table-cell office:value-type="string">
            <text:p>Minima quota infinitos vecinos</text:p>
          </table:table-cell>
          <table:table-cell/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Descuento fase experimental</text:p>
          </table:table-cell>
          <table:table-cell/>
          <table:table-cell office:value-type="float" office:value="1">
            <text:p>1</text:p>
          </table:table-cell>
          <table:table-cell table:formula="of:=-SUM([.E25:.E27])" office:value-type="currency" office:currency="EUR" office:value="-51">
            <text:p>-51,00 €</text:p>
          </table:table-cell>
          <table:table-cell table:style-name="ce3" table:formula="of:=[.D28]*[.C28]" office:value-type="currency" office:currency="EUR" office:value="-51">
            <text:p>-51,00 €</text:p>
          </table:table-cell>
          <table:table-cell table:style-name="ce5"/>
          <table:table-cell table:style-name="Default"/>
          <table:table-cell/>
          <table:table-cell office:value-type="string">
            <text:p>Minima quota referencia</text:p>
          </table:table-cell>
          <table:table-cell/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5"/>
          <table:table-cell table:style-name="Default"/>
          <table:table-cell/>
          <table:table-cell office:value-type="string">
            <text:p>Vecinos referencia</text:p>
          </table:table-cell>
          <table:table-cell/>
          <table:table-cell office:value-type="float" office:value="5">
            <text:p>5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5"/>
          <table:table-cell table:style-name="Default"/>
          <table:table-cell table:number-columns-repeated="1017"/>
        </table:table-row>
        <table:table-row table:style-name="ro1">
          <table:table-cell office:value-type="string">
            <text:p>Total Instalación</text:p>
          </table:table-cell>
          <table:table-cell table:number-columns-repeated="4"/>
          <table:table-cell table:style-name="ce5" table:formula="of:=SUM([.F3:.F28])" office:value-type="currency" office:currency="EUR" office:value="1463.36">
            <text:p>1.463,36 €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>
            <text:p>Total con IVA</text:p>
          </table:table-cell>
          <table:table-cell table:number-columns-repeated="4"/>
          <table:table-cell table:style-name="ce4" table:formula="of:=[.F31]*1.21" office:value-type="currency" office:currency="EUR" office:value="1770.6656">
            <text:p>1.770,67 €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Por vecino con IVA</text:p>
          </table:table-cell>
          <table:table-cell table:number-columns-repeated="4"/>
          <table:table-cell table:style-name="ce5" table:formula="of:=[.F32]/[.C17]" office:value-type="currency" office:currency="EUR" office:value="147.555466666667">
            <text:p>147,56 €</text:p>
          </table:table-cell>
          <table:table-cell table:style-name="Default"/>
          <table:table-cell table:number-columns-repeated="1017"/>
        </table:table-row>
        <table:table-row table:style-name="ro2">
          <table:table-cell table:number-columns-repeated="5"/>
          <table:table-cell table:style-name="ce5"/>
          <table:table-cell table:style-name="Default"/>
          <table:table-cell table:number-columns-repeated="1017"/>
        </table:table-row>
        <table:table-row table:style-name="ro1">
          <table:table-cell office:value-type="string">
            <text:p>Quota equivalente al mes</text:p>
          </table:table-cell>
          <table:table-cell table:number-columns-repeated="4"/>
          <table:table-cell table:style-name="ce4" table:formula="of:=-[.D28]/[.K24]" office:value-type="currency" office:currency="EUR" office:value="4.25">
            <text:p>4,25 €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Quota equivalente al mes + IVA</text:p>
          </table:table-cell>
          <table:table-cell table:number-columns-repeated="4"/>
          <table:table-cell table:style-name="ce4" table:formula="of:=[.F35]*1.21" office:value-type="currency" office:currency="EUR" office:value="5.1425">
            <text:p>5,14 €</text:p>
          </table:table-cell>
          <table:table-cell table:style-name="Default"/>
          <table:table-cell table:number-columns-repeated="1017"/>
        </table:table-row>
        <table:table-row table:style-name="ro2">
          <table:table-cell table:number-columns-repeated="5"/>
          <table:table-cell table:style-name="ce4"/>
          <table:table-cell table:style-name="Default"/>
          <table:table-cell table:number-columns-repeated="1017"/>
        </table:table-row>
        <table:table-row table:style-name="ro2" table:number-rows-repeated="3">
          <table:table-cell table:number-columns-repeated="5"/>
          <table:table-cell table:style-name="ce5"/>
          <table:table-cell table:style-name="Default"/>
          <table:table-cell table:number-columns-repeated="1017"/>
        </table:table-row>
        <table:table-row table:style-name="ro2" table:number-rows-repeated="1048531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mortización" table:style-name="ta1" table:print="false">
        <table:table-column table:style-name="co4" table:default-cell-style-name="ce1"/>
        <table:table-column table:style-name="co2" table:number-columns-repeated="2" table:default-cell-style-name="ce3"/>
        <table:table-column table:style-name="co5" table:number-columns-repeated="8" table:default-cell-style-name="ce7"/>
        <table:table-row table:style-name="ro3">
          <table:table-cell table:style-name="Default"/>
          <table:table-cell table:style-name="Default" office:value-type="string">
            <text:p>base</text:p>
          </table:table-cell>
          <table:table-cell table:style-name="Default" office:value-type="string">
            <text:p>con iva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>
            <text:p>Alta Adam portabilidad</text:p>
          </table:table-cell>
          <table:table-cell table:style-name="ce5" office:value-type="currency" office:currency="EUR" office:value="17">
            <text:p>17,00 €</text:p>
          </table:table-cell>
          <table:table-cell table:style-name="Default" table:formula="of:=[.B2]*1.21" office:value-type="currency" office:currency="EUR" office:value="20.57">
            <text:p>20,57 €</text:p>
          </table:table-cell>
          <table:table-cell table:style-name="Default" office:value-type="string">
            <text:p>Alta + portabilidad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>
            <text:p>Instalacion comun</text:p>
          </table:table-cell>
          <table:table-cell table:style-name="ce5" table:formula="of:=[Presupuesto.F3]" office:value-type="currency" office:currency="EUR" office:value="845.36">
            <text:p>845,36 €</text:p>
          </table:table-cell>
          <table:table-cell table:style-name="Default" table:formula="of:=[.B3]*1.21" office:value-type="currency" office:currency="EUR" office:value="1022.8856">
            <text:p>1.022,89 €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>
            <text:p>Instalacion por vecino</text:p>
          </table:table-cell>
          <table:table-cell table:formula="of:=[Presupuesto.D17]" office:value-type="currency" office:currency="EUR" office:value="51.5">
            <text:p>51,50 €</text:p>
          </table:table-cell>
          <table:table-cell table:style-name="Default" table:formula="of:=[.B4]*1.21" office:value-type="currency" office:currency="EUR" office:value="62.315">
            <text:p>62,32 €</text:p>
          </table:table-cell>
          <table:table-cell table:style-name="Default" table:number-columns-repeated="8"/>
        </table:table-row>
        <table:table-row table:style-name="ro2"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Default" office:value-type="string">
            <text:p>Quota base comun</text:p>
          </table:table-cell>
          <table:table-cell table:formula="of:=[Presupuesto.D25]" office:value-type="currency" office:currency="EUR" office:value="15">
            <text:p>15,00 €</text:p>
          </table:table-cell>
          <table:table-cell table:style-name="Default" table:formula="of:=[.B6]*1.21" office:value-type="currency" office:currency="EUR" office:value="18.15">
            <text:p>18,15 €</text:p>
          </table:table-cell>
          <table:table-cell table:style-name="Default" office:value-type="string">
            <text:p>Ajustada para que salgan 3 euros con 5 usuarios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>
            <text:p>Quota por vecino</text:p>
          </table:table-cell>
          <table:table-cell table:formula="of:=[Presupuesto.D26]" office:value-type="currency" office:currency="EUR" office:value="8">
            <text:p>8,00 €</text:p>
          </table:table-cell>
          <table:table-cell table:style-name="Default" table:formula="of:=[.B7]*1.21" office:value-type="currency" office:currency="EUR" office:value="9.68">
            <text:p>9,68 €</text:p>
          </table:table-cell>
          <table:table-cell table:style-name="Default" office:value-type="string">
            <text:p>6€ de trafico, 2€ de mantenimiento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>
            <text:p>Adam Voz IP</text:p>
          </table:table-cell>
          <table:table-cell office:value-type="currency" office:currency="EUR" office:value="2">
            <text:p>2,00 €</text:p>
          </table:table-cell>
          <table:table-cell table:style-name="Default" table:formula="of:=[.B8]*1.21" office:value-type="currency" office:currency="EUR" office:value="2.42">
            <text:p>2,42 €</text:p>
          </table:table-cell>
          <table:table-cell table:style-name="ce5" office:value-type="string">
            <text:p>2€</text:p>
          </table:table-cell>
          <table:table-cell table:style-name="Default" table:number-columns-repeated="7"/>
        </table:table-row>
        <table:table-row table:style-name="ro2">
          <table:table-cell table:style-name="ce5"/>
          <table:table-cell table:style-name="Default" table:number-columns-repeated="10"/>
        </table:table-row>
        <table:table-row table:style-name="ro2">
          <table:table-cell table:style-name="Default" table:number-columns-repeated="11"/>
        </table:table-row>
        <table:table-row table:style-name="ro1">
          <table:table-cell/>
          <table:table-cell table:style-name="ce1" office:value-type="string">
            <text:p>Precios con IVA</text:p>
          </table:table-cell>
          <table:table-cell table:style-name="ce1"/>
          <table:table-cell table:style-name="ce6" office:value-type="string" table:number-columns-spanned="7" table:number-rows-spanned="1">
            <text:p>Retorno de la inversión (meses), según lo que pagais al mes</text:p>
          </table:table-cell>
          <table:covered-table-cell table:number-columns-repeated="6" table:style-name="ce1"/>
          <table:table-cell table:style-name="ce1"/>
        </table:table-row>
        <table:table-row table:style-name="ro1">
          <table:table-cell office:value-type="string">
            <text:p>Vecinos</text:p>
          </table:table-cell>
          <table:table-cell table:style-name="ce1" office:value-type="string">
            <text:p>Instalacion</text:p>
          </table:table-cell>
          <table:table-cell table:style-name="ce1" office:value-type="string">
            <text:p>Cuota al mes</text:p>
          </table:table-cell>
          <table:table-cell table:style-name="ce2" office:value-type="currency" office:currency="EUR" office:value="50">
            <text:p>50,00 €</text:p>
          </table:table-cell>
          <table:table-cell table:style-name="ce2" office:value-type="currency" office:currency="EUR" office:value="45">
            <text:p>45,00 €</text:p>
          </table:table-cell>
          <table:table-cell table:style-name="ce2" office:value-type="currency" office:currency="EUR" office:value="40">
            <text:p>40,00 €</text:p>
          </table:table-cell>
          <table:table-cell table:style-name="ce2" office:value-type="currency" office:currency="EUR" office:value="35">
            <text:p>35,00 €</text:p>
          </table:table-cell>
          <table:table-cell table:style-name="ce2" office:value-type="currency" office:currency="EUR" office:value="30">
            <text:p>30,00 €</text:p>
          </table:table-cell>
          <table:table-cell table:style-name="ce2" office:value-type="currency" office:currency="EUR" office:value="25">
            <text:p>25,00 €</text:p>
          </table:table-cell>
          <table:table-cell table:style-name="ce2" office:value-type="currency" office:currency="EUR" office:value="20">
            <text:p>20,00 €</text:p>
          </table:table-cell>
          <table:table-cell table:style-name="ce2" office:value-type="currency" office:currency="EUR" office:value="15">
            <text:p>15,00 €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formula="of:=[.$C$3]/[.A13]+[.$C$4]+[.$C$2]" office:value-type="currency" office:currency="EUR" office:value="134.02928">
            <text:p>134,03 €</text:p>
          </table:table-cell>
          <table:table-cell table:formula="of:=[.$B$6]/[.A13]+[.$B$7]+[.$B$8]" office:value-type="currency" office:currency="EUR" office:value="10.75">
            <text:p>10,75 €</text:p>
          </table:table-cell>
          <table:table-cell table:formula="of:=[.$B13]/([.D$12]-[.$C13])+0.5" office:value-type="float" office:value="3.91475872611465">
            <text:p>4</text:p>
          </table:table-cell>
          <table:table-cell table:formula="of:=[.$B13]/([.E$12]-[.$C13])+0.5" office:value-type="float" office:value="4.41326364963504">
            <text:p>4</text:p>
          </table:table-cell>
          <table:table-cell table:formula="of:=[.$B13]/([.F$12]-[.$C13])+0.5" office:value-type="float" office:value="5.08219760683761">
            <text:p>5</text:p>
          </table:table-cell>
          <table:table-cell table:formula="of:=[.$B13]/([.G$12]-[.$C13])+0.5" office:value-type="float" office:value="6.0269806185567">
            <text:p>6</text:p>
          </table:table-cell>
          <table:table-cell table:formula="of:=[.$B13]/([.H$12]-[.$C13])+0.5" office:value-type="float" office:value="7.46256">
            <text:p>7</text:p>
          </table:table-cell>
          <table:table-cell table:formula="of:=[.$B13]/([.I$12]-[.$C13])+0.5" office:value-type="float" office:value="9.90556350877193">
            <text:p>10</text:p>
          </table:table-cell>
          <table:table-cell table:formula="of:=[.$B13]/([.J$12]-[.$C13])+0.5" office:value-type="float" office:value="14.9896518918919">
            <text:p>15</text:p>
          </table:table-cell>
          <table:table-cell table:formula="of:=[.$B13]/([.K$12]-[.$C13])+0.5" office:value-type="float" office:value="32.0363011764706">
            <text:p>32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formula="of:=[.$C$3]/[.A14]+[.$C$4]+[.$C$2]" office:value-type="currency" office:currency="EUR" office:value="136.721084210526">
            <text:p>136,72 €</text:p>
          </table:table-cell>
          <table:table-cell table:formula="of:=[.$B$6]/[.A14]+[.$B$7]+[.$B$8]" office:value-type="currency" office:currency="EUR" office:value="10.7894736842105">
            <text:p>10,79 €</text:p>
          </table:table-cell>
          <table:table-cell table:formula="of:=[.$B14]/([.D$12]-[.$C14])+0.5" office:value-type="float" office:value="3.98684644295302">
            <text:p>4</text:p>
          </table:table-cell>
          <table:table-cell table:formula="of:=[.$B14]/([.E$12]-[.$C14])+0.5" office:value-type="float" office:value="4.49646246153846">
            <text:p>4</text:p>
          </table:table-cell>
          <table:table-cell table:formula="of:=[.$B14]/([.F$12]-[.$C14])+0.5" office:value-type="float" office:value="5.18054162162162">
            <text:p>5</text:p>
          </table:table-cell>
          <table:table-cell table:formula="of:=[.$B14]/([.G$12]-[.$C14])+0.5" office:value-type="float" office:value="6.1471752173913">
            <text:p>6</text:p>
          </table:table-cell>
          <table:table-cell table:formula="of:=[.$B14]/([.H$12]-[.$C14])+0.5" office:value-type="float" office:value="7.61698794520548">
            <text:p>8</text:p>
          </table:table-cell>
          <table:table-cell table:formula="of:=[.$B14]/([.I$12]-[.$C14])+0.5" office:value-type="float" office:value="10.1211133333333">
            <text:p>10</text:p>
          </table:table-cell>
          <table:table-cell table:formula="of:=[.$B14]/([.J$12]-[.$C14])+0.5" office:value-type="float" office:value="15.3440034285714">
            <text:p>15</text:p>
          </table:table-cell>
          <table:table-cell table:formula="of:=[.$B14]/([.K$12]-[.$C14])+0.5" office:value-type="float" office:value="32.9712575">
            <text:p>3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formula="of:=[.$C$3]/[.A15]+[.$C$4]+[.$C$2]" office:value-type="currency" office:currency="EUR" office:value="139.711977777778">
            <text:p>139,71 €</text:p>
          </table:table-cell>
          <table:table-cell table:formula="of:=[.$B$6]/[.A15]+[.$B$7]+[.$B$8]" office:value-type="currency" office:currency="EUR" office:value="10.8333333333333">
            <text:p>10,83 €</text:p>
          </table:table-cell>
          <table:table-cell table:formula="of:=[.$B15]/([.D$12]-[.$C15])+0.5" office:value-type="float" office:value="4.06711432624114">
            <text:p>4</text:p>
          </table:table-cell>
          <table:table-cell table:formula="of:=[.$B15]/([.E$12]-[.$C15])+0.5" office:value-type="float" office:value="4.58913105691057">
            <text:p>5</text:p>
          </table:table-cell>
          <table:table-cell table:formula="of:=[.$B15]/([.F$12]-[.$C15])+0.5" office:value-type="float" office:value="5.29012495238095">
            <text:p>5</text:p>
          </table:table-cell>
          <table:table-cell table:formula="of:=[.$B15]/([.G$12]-[.$C15])+0.5" office:value-type="float" office:value="6.28118528735632">
            <text:p>6</text:p>
          </table:table-cell>
          <table:table-cell table:formula="of:=[.$B15]/([.H$12]-[.$C15])+0.5" office:value-type="float" office:value="7.78932057971015">
            <text:p>8</text:p>
          </table:table-cell>
          <table:table-cell table:formula="of:=[.$B15]/([.I$12]-[.$C15])+0.5" office:value-type="float" office:value="10.3620219607843">
            <text:p>10</text:p>
          </table:table-cell>
          <table:table-cell table:formula="of:=[.$B15]/([.J$12]-[.$C15])+0.5" office:value-type="float" office:value="15.7413066666667">
            <text:p>16</text:p>
          </table:table-cell>
          <table:table-cell table:formula="of:=[.$B15]/([.K$12]-[.$C15])+0.5" office:value-type="float" office:value="34.0308746666667">
            <text:p>3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formula="of:=[.$C$3]/[.A16]+[.$C$4]+[.$C$2]" office:value-type="currency" office:currency="EUR" office:value="143.054741176471">
            <text:p>143,05 €</text:p>
          </table:table-cell>
          <table:table-cell table:formula="of:=[.$B$6]/[.A16]+[.$B$7]+[.$B$8]" office:value-type="currency" office:currency="EUR" office:value="10.8823529411765">
            <text:p>10,88 €</text:p>
          </table:table-cell>
          <table:table-cell table:formula="of:=[.$B16]/([.D$12]-[.$C16])+0.5" office:value-type="float" office:value="4.1570384962406">
            <text:p>4</text:p>
          </table:table-cell>
          <table:table-cell table:formula="of:=[.$B16]/([.E$12]-[.$C16])+0.5" office:value-type="float" office:value="4.69298379310345">
            <text:p>5</text:p>
          </table:table-cell>
          <table:table-cell table:formula="of:=[.$B16]/([.F$12]-[.$C16])+0.5" office:value-type="float" office:value="5.41299111111111">
            <text:p>5</text:p>
          </table:table-cell>
          <table:table-cell table:formula="of:=[.$B16]/([.G$12]-[.$C16])+0.5" office:value-type="float" office:value="6.43153804878049">
            <text:p>6</text:p>
          </table:table-cell>
          <table:table-cell table:formula="of:=[.$B16]/([.H$12]-[.$C16])+0.5" office:value-type="float" office:value="7.98286338461538">
            <text:p>8</text:p>
          </table:table-cell>
          <table:table-cell table:formula="of:=[.$B16]/([.I$12]-[.$C16])+0.5" office:value-type="float" office:value="10.6330441666667">
            <text:p>11</text:p>
          </table:table-cell>
          <table:table-cell table:formula="of:=[.$B16]/([.J$12]-[.$C16])+0.5" office:value-type="float" office:value="16.1898748387097">
            <text:p>16</text:p>
          </table:table-cell>
          <table:table-cell table:formula="of:=[.$B16]/([.K$12]-[.$C16])+0.5" office:value-type="float" office:value="35.2418657142857">
            <text:p>3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formula="of:=[.$C$3]/[.A17]+[.$C$4]+[.$C$2]" office:value-type="currency" office:currency="EUR" office:value="146.81535">
            <text:p>146,82 €</text:p>
          </table:table-cell>
          <table:table-cell table:formula="of:=[.$B$6]/[.A17]+[.$B$7]+[.$B$8]" office:value-type="currency" office:currency="EUR" office:value="10.9375">
            <text:p>10,94 €</text:p>
          </table:table-cell>
          <table:table-cell table:formula="of:=[.$B17]/([.D$12]-[.$C17])+0.5" office:value-type="float" office:value="4.25847296">
            <text:p>4</text:p>
          </table:table-cell>
          <table:table-cell table:formula="of:=[.$B17]/([.E$12]-[.$C17])+0.5" office:value-type="float" office:value="4.81017541284404">
            <text:p>5</text:p>
          </table:table-cell>
          <table:table-cell table:formula="of:=[.$B17]/([.F$12]-[.$C17])+0.5" office:value-type="float" office:value="5.55171096774194">
            <text:p>6</text:p>
          </table:table-cell>
          <table:table-cell table:formula="of:=[.$B17]/([.G$12]-[.$C17])+0.5" office:value-type="float" office:value="6.60141714285714">
            <text:p>7</text:p>
          </table:table-cell>
          <table:table-cell table:formula="of:=[.$B17]/([.H$12]-[.$C17])+0.5" office:value-type="float" office:value="8.20178885245902">
            <text:p>8</text:p>
          </table:table-cell>
          <table:table-cell table:formula="of:=[.$B17]/([.I$12]-[.$C17])+0.5" office:value-type="float" office:value="10.9402026666667">
            <text:p>11</text:p>
          </table:table-cell>
          <table:table-cell table:formula="of:=[.$B17]/([.J$12]-[.$C17])+0.5" office:value-type="float" office:value="16.7003144827586">
            <text:p>17</text:p>
          </table:table-cell>
          <table:table-cell table:formula="of:=[.$B17]/([.K$12]-[.$C17])+0.5" office:value-type="float" office:value="36.6391630769231">
            <text:p>37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formula="of:=[.$C$3]/[.A18]+[.$C$4]+[.$C$2]" office:value-type="currency" office:currency="EUR" office:value="151.077373333333">
            <text:p>151,08 €</text:p>
          </table:table-cell>
          <table:table-cell table:formula="of:=[.$B$6]/[.A18]+[.$B$7]+[.$B$8]" office:value-type="currency" office:currency="EUR" office:value="11">
            <text:p>11,00 €</text:p>
          </table:table-cell>
          <table:table-cell table:formula="of:=[.$B18]/([.D$12]-[.$C18])+0.5" office:value-type="float" office:value="4.3737788034188">
            <text:p>4</text:p>
          </table:table-cell>
          <table:table-cell table:formula="of:=[.$B18]/([.E$12]-[.$C18])+0.5" office:value-type="float" office:value="4.94345215686275">
            <text:p>5</text:p>
          </table:table-cell>
          <table:table-cell table:formula="of:=[.$B18]/([.F$12]-[.$C18])+0.5" office:value-type="float" office:value="5.70956459770115">
            <text:p>6</text:p>
          </table:table-cell>
          <table:table-cell table:formula="of:=[.$B18]/([.G$12]-[.$C18])+0.5" office:value-type="float" office:value="6.79489055555556">
            <text:p>7</text:p>
          </table:table-cell>
          <table:table-cell table:formula="of:=[.$B18]/([.H$12]-[.$C18])+0.5" office:value-type="float" office:value="8.45144070175439">
            <text:p>8</text:p>
          </table:table-cell>
          <table:table-cell table:formula="of:=[.$B18]/([.I$12]-[.$C18])+0.5" office:value-type="float" office:value="11.291240952381">
            <text:p>11</text:p>
          </table:table-cell>
          <table:table-cell table:formula="of:=[.$B18]/([.J$12]-[.$C18])+0.5" office:value-type="float" office:value="17.2863748148148">
            <text:p>17</text:p>
          </table:table-cell>
          <table:table-cell table:formula="of:=[.$B18]/([.K$12]-[.$C18])+0.5" office:value-type="float" office:value="38.2693433333333">
            <text:p>3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formula="of:=[.$C$3]/[.A19]+[.$C$4]+[.$C$2]" office:value-type="currency" office:currency="EUR" office:value="155.948257142857">
            <text:p>155,95 €</text:p>
          </table:table-cell>
          <table:table-cell table:formula="of:=[.$B$6]/[.A19]+[.$B$7]+[.$B$8]" office:value-type="currency" office:currency="EUR" office:value="11.0714285714286">
            <text:p>11,07 €</text:p>
          </table:table-cell>
          <table:table-cell table:formula="of:=[.$B19]/([.D$12]-[.$C19])+0.5" office:value-type="float" office:value="4.50601027522936">
            <text:p>5</text:p>
          </table:table-cell>
          <table:table-cell table:formula="of:=[.$B19]/([.E$12]-[.$C19])+0.5" office:value-type="float" office:value="5.09636968421053">
            <text:p>5</text:p>
          </table:table-cell>
          <table:table-cell table:formula="of:=[.$B19]/([.F$12]-[.$C19])+0.5" office:value-type="float" office:value="5.89080395061728">
            <text:p>6</text:p>
          </table:table-cell>
          <table:table-cell table:formula="of:=[.$B19]/([.G$12]-[.$C19])+0.5" office:value-type="float" office:value="7.01724059701492">
            <text:p>7</text:p>
          </table:table-cell>
          <table:table-cell table:formula="of:=[.$B19]/([.H$12]-[.$C19])+0.5" office:value-type="float" office:value="8.7387758490566">
            <text:p>9</text:p>
          </table:table-cell>
          <table:table-cell table:formula="of:=[.$B19]/([.I$12]-[.$C19])+0.5" office:value-type="float" office:value="11.6962851282051">
            <text:p>12</text:p>
          </table:table-cell>
          <table:table-cell table:formula="of:=[.$B19]/([.J$12]-[.$C19])+0.5" office:value-type="float" office:value="17.9662048">
            <text:p>18</text:p>
          </table:table-cell>
          <table:table-cell table:formula="of:=[.$B19]/([.K$12]-[.$C19])+0.5" office:value-type="float" office:value="40.19592">
            <text:p>4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formula="of:=[.$C$3]/[.A20]+[.$C$4]+[.$C$2]" office:value-type="currency" office:currency="EUR" office:value="161.568507692308">
            <text:p>161,57 €</text:p>
          </table:table-cell>
          <table:table-cell table:formula="of:=[.$B$6]/[.A20]+[.$B$7]+[.$B$8]" office:value-type="currency" office:currency="EUR" office:value="11.1538461538462">
            <text:p>11,15 €</text:p>
          </table:table-cell>
          <table:table-cell table:formula="of:=[.$B20]/([.D$12]-[.$C20])+0.5" office:value-type="float" office:value="4.65918930693069">
            <text:p>5</text:p>
          </table:table-cell>
          <table:table-cell table:formula="of:=[.$B20]/([.E$12]-[.$C20])+0.5" office:value-type="float" office:value="5.273615">
            <text:p>5</text:p>
          </table:table-cell>
          <table:table-cell table:formula="of:=[.$B20]/([.F$12]-[.$C20])+0.5" office:value-type="float" office:value="6.1010416">
            <text:p>6</text:p>
          </table:table-cell>
          <table:table-cell table:formula="of:=[.$B20]/([.G$12]-[.$C20])+0.5" office:value-type="float" office:value="7.2754535483871">
            <text:p>7</text:p>
          </table:table-cell>
          <table:table-cell table:formula="of:=[.$B20]/([.H$12]-[.$C20])+0.5" office:value-type="float" office:value="9.07302285714286">
            <text:p>9</text:p>
          </table:table-cell>
          <table:table-cell table:formula="of:=[.$B20]/([.I$12]-[.$C20])+0.5" office:value-type="float" office:value="12.1688366666667">
            <text:p>12</text:p>
          </table:table-cell>
          <table:table-cell table:formula="of:=[.$B20]/([.J$12]-[.$C20])+0.5" office:value-type="float" office:value="18.7642660869565">
            <text:p>19</text:p>
          </table:table-cell>
          <table:table-cell table:formula="of:=[.$B20]/([.K$12]-[.$C20])+0.5" office:value-type="float" office:value="42.507812">
            <text:p>4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formula="of:=[.$C$3]/[.A21]+[.$C$4]+[.$C$2]" office:value-type="currency" office:currency="EUR" office:value="168.125466666667">
            <text:p>168,13 €</text:p>
          </table:table-cell>
          <table:table-cell table:formula="of:=[.$B$6]/[.A21]+[.$B$7]+[.$B$8]" office:value-type="currency" office:currency="EUR" office:value="11.25">
            <text:p>11,25 €</text:p>
          </table:table-cell>
          <table:table-cell table:formula="of:=[.$B21]/([.D$12]-[.$C21])+0.5" office:value-type="float" office:value="4.83872172043011">
            <text:p>5</text:p>
          </table:table-cell>
          <table:table-cell table:formula="of:=[.$B21]/([.E$12]-[.$C21])+0.5" office:value-type="float" office:value="5.48149530864198">
            <text:p>5</text:p>
          </table:table-cell>
          <table:table-cell table:formula="of:=[.$B21]/([.F$12]-[.$C21])+0.5" office:value-type="float" office:value="6.34784231884058">
            <text:p>6</text:p>
          </table:table-cell>
          <table:table-cell table:formula="of:=[.$B21]/([.G$12]-[.$C21])+0.5" office:value-type="float" office:value="7.57896701754386">
            <text:p>8</text:p>
          </table:table-cell>
          <table:table-cell table:formula="of:=[.$B21]/([.H$12]-[.$C21])+0.5" office:value-type="float" office:value="9.46669155555555">
            <text:p>9</text:p>
          </table:table-cell>
          <table:table-cell table:formula="of:=[.$B21]/([.I$12]-[.$C21])+0.5" office:value-type="float" office:value="12.7273066666667">
            <text:p>13</text:p>
          </table:table-cell>
          <table:table-cell table:formula="of:=[.$B21]/([.J$12]-[.$C21])+0.5" office:value-type="float" office:value="19.714339047619">
            <text:p>20</text:p>
          </table:table-cell>
          <table:table-cell table:formula="of:=[.$B21]/([.K$12]-[.$C21])+0.5" office:value-type="float" office:value="45.3334577777778">
            <text:p>4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formula="of:=[.$C$3]/[.A22]+[.$C$4]+[.$C$2]" office:value-type="currency" office:currency="EUR" office:value="175.8746">
            <text:p>175,87 €</text:p>
          </table:table-cell>
          <table:table-cell table:formula="of:=[.$B$6]/[.A22]+[.$B$7]+[.$B$8]" office:value-type="currency" office:currency="EUR" office:value="11.3636363636364">
            <text:p>11,36 €</text:p>
          </table:table-cell>
          <table:table-cell table:formula="of:=[.$B22]/([.D$12]-[.$C22])+0.5" office:value-type="float" office:value="5.05204847058823">
            <text:p>5</text:p>
          </table:table-cell>
          <table:table-cell table:formula="of:=[.$B22]/([.E$12]-[.$C22])+0.5" office:value-type="float" office:value="5.72870432432432">
            <text:p>6</text:p>
          </table:table-cell>
          <table:table-cell table:formula="of:=[.$B22]/([.F$12]-[.$C22])+0.5" office:value-type="float" office:value="6.6416526984127">
            <text:p>7</text:p>
          </table:table-cell>
          <table:table-cell table:formula="of:=[.$B22]/([.G$12]-[.$C22])+0.5" office:value-type="float" office:value="7.94084846153846">
            <text:p>8</text:p>
          </table:table-cell>
          <table:table-cell table:formula="of:=[.$B22]/([.H$12]-[.$C22])+0.5" office:value-type="float" office:value="9.93717365853659">
            <text:p>10</text:p>
          </table:table-cell>
          <table:table-cell table:formula="of:=[.$B22]/([.I$12]-[.$C22])+0.5" office:value-type="float" office:value="13.3974706666667">
            <text:p>13</text:p>
          </table:table-cell>
          <table:table-cell table:formula="of:=[.$B22]/([.J$12]-[.$C22])+0.5" office:value-type="float" office:value="20.864427368421">
            <text:p>21</text:p>
          </table:table-cell>
          <table:table-cell table:formula="of:=[.$B22]/([.K$12]-[.$C22])+0.5" office:value-type="float" office:value="48.865515">
            <text:p>4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.$C$3]/[.A23]+[.$C$4]+[.$C$2]" office:value-type="currency" office:currency="EUR" office:value="185.17356">
            <text:p>185,17 €</text:p>
          </table:table-cell>
          <table:table-cell table:formula="of:=[.$B$6]/[.A23]+[.$B$7]+[.$B$8]" office:value-type="currency" office:currency="EUR" office:value="11.5">
            <text:p>11,50 €</text:p>
          </table:table-cell>
          <table:table-cell table:formula="of:=[.$B23]/([.D$12]-[.$C23])+0.5" office:value-type="float" office:value="5.30970285714286">
            <text:p>5</text:p>
          </table:table-cell>
          <table:table-cell table:formula="of:=[.$B23]/([.E$12]-[.$C23])+0.5" office:value-type="float" office:value="6.02756895522388">
            <text:p>6</text:p>
          </table:table-cell>
          <table:table-cell table:formula="of:=[.$B23]/([.F$12]-[.$C23])+0.5" office:value-type="float" office:value="6.99731789473684">
            <text:p>7</text:p>
          </table:table-cell>
          <table:table-cell table:formula="of:=[.$B23]/([.G$12]-[.$C23])+0.5" office:value-type="float" office:value="8.37972595744681">
            <text:p>8</text:p>
          </table:table-cell>
          <table:table-cell table:formula="of:=[.$B23]/([.H$12]-[.$C23])+0.5" office:value-type="float" office:value="10.5093816216216">
            <text:p>11</text:p>
          </table:table-cell>
          <table:table-cell table:formula="of:=[.$B23]/([.I$12]-[.$C23])+0.5" office:value-type="float" office:value="14.21656">
            <text:p>14</text:p>
          </table:table-cell>
          <table:table-cell table:formula="of:=[.$B23]/([.J$12]-[.$C23])+0.5" office:value-type="float" office:value="22.2851247058823">
            <text:p>22</text:p>
          </table:table-cell>
          <table:table-cell table:formula="of:=[.$B23]/([.K$12]-[.$C23])+0.5" office:value-type="float" office:value="53.4067314285714">
            <text:p>53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formula="of:=[.$C$3]/[.A24]+[.$C$4]+[.$C$2]" office:value-type="currency" office:currency="EUR" office:value="196.538955555556">
            <text:p>196,54 €</text:p>
          </table:table-cell>
          <table:table-cell table:formula="of:=[.$B$6]/[.A24]+[.$B$7]+[.$B$8]" office:value-type="currency" office:currency="EUR" office:value="11.6666666666667">
            <text:p>11,67 €</text:p>
          </table:table-cell>
          <table:table-cell table:formula="of:=[.$B24]/([.D$12]-[.$C24])+0.5" office:value-type="float" office:value="5.6271031884058">
            <text:p>6</text:p>
          </table:table-cell>
          <table:table-cell table:formula="of:=[.$B24]/([.E$12]-[.$C24])+0.5" office:value-type="float" office:value="6.39616866666667">
            <text:p>6</text:p>
          </table:table-cell>
          <table:table-cell table:formula="of:=[.$B24]/([.F$12]-[.$C24])+0.5" office:value-type="float" office:value="7.43666901960784">
            <text:p>7</text:p>
          </table:table-cell>
          <table:table-cell table:formula="of:=[.$B24]/([.G$12]-[.$C24])+0.5" office:value-type="float" office:value="8.92309809523809">
            <text:p>9</text:p>
          </table:table-cell>
          <table:table-cell table:formula="of:=[.$B24]/([.H$12]-[.$C24])+0.5" office:value-type="float" office:value="11.2203066666667">
            <text:p>11</text:p>
          </table:table-cell>
          <table:table-cell table:formula="of:=[.$B24]/([.I$12]-[.$C24])+0.5" office:value-type="float" office:value="15.2404216666667">
            <text:p>15</text:p>
          </table:table-cell>
          <table:table-cell table:formula="of:=[.$B24]/([.J$12]-[.$C24])+0.5" office:value-type="float" office:value="24.0846746666667">
            <text:p>24</text:p>
          </table:table-cell>
          <table:table-cell table:formula="of:=[.$B24]/([.K$12]-[.$C24])+0.5" office:value-type="float" office:value="59.4616866666667">
            <text:p>59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[.$C$3]/[.A25]+[.$C$4]+[.$C$2]" office:value-type="currency" office:currency="EUR" office:value="210.7457">
            <text:p>210,75 €</text:p>
          </table:table-cell>
          <table:table-cell table:formula="of:=[.$B$6]/[.A25]+[.$B$7]+[.$B$8]" office:value-type="currency" office:currency="EUR" office:value="11.875">
            <text:p>11,88 €</text:p>
          </table:table-cell>
          <table:table-cell table:formula="of:=[.$B25]/([.D$12]-[.$C25])+0.5" office:value-type="float" office:value="6.02775606557377">
            <text:p>6</text:p>
          </table:table-cell>
          <table:table-cell table:formula="of:=[.$B25]/([.E$12]-[.$C25])+0.5" office:value-type="float" office:value="6.86213433962264">
            <text:p>7</text:p>
          </table:table-cell>
          <table:table-cell table:formula="of:=[.$B25]/([.F$12]-[.$C25])+0.5" office:value-type="float" office:value="7.99318044444444">
            <text:p>8</text:p>
          </table:table-cell>
          <table:table-cell table:formula="of:=[.$B25]/([.G$12]-[.$C25])+0.5" office:value-type="float" office:value="9.61332756756757">
            <text:p>10</text:p>
          </table:table-cell>
          <table:table-cell table:formula="of:=[.$B25]/([.H$12]-[.$C25])+0.5" office:value-type="float" office:value="12.1273489655172">
            <text:p>12</text:p>
          </table:table-cell>
          <table:table-cell table:formula="of:=[.$B25]/([.I$12]-[.$C25])+0.5" office:value-type="float" office:value="16.5568152380952">
            <text:p>17</text:p>
          </table:table-cell>
          <table:table-cell table:formula="of:=[.$B25]/([.J$12]-[.$C25])+0.5" office:value-type="float" office:value="26.4379323076923">
            <text:p>26</text:p>
          </table:table-cell>
          <table:table-cell table:formula="of:=[.$B25]/([.K$12]-[.$C25])+0.5" office:value-type="float" office:value="67.938624">
            <text:p>68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[.$C$3]/[.A26]+[.$C$4]+[.$C$2]" office:value-type="currency" office:currency="EUR" office:value="229.011514285714">
            <text:p>229,01 €</text:p>
          </table:table-cell>
          <table:table-cell table:formula="of:=[.$B$6]/[.A26]+[.$B$7]+[.$B$8]" office:value-type="currency" office:currency="EUR" office:value="12.1428571428571">
            <text:p>12,14 €</text:p>
          </table:table-cell>
          <table:table-cell table:formula="of:=[.$B26]/([.D$12]-[.$C26])+0.5" office:value-type="float" office:value="6.54936075471698">
            <text:p>7</text:p>
          </table:table-cell>
          <table:table-cell table:formula="of:=[.$B26]/([.E$12]-[.$C26])+0.5" office:value-type="float" office:value="7.46991565217391">
            <text:p>7</text:p>
          </table:table-cell>
          <table:table-cell table:formula="of:=[.$B26]/([.F$12]-[.$C26])+0.5" office:value-type="float" office:value="8.72092615384615">
            <text:p>9</text:p>
          </table:table-cell>
          <table:table-cell table:formula="of:=[.$B26]/([.G$12]-[.$C26])+0.5" office:value-type="float" office:value="10.51925375">
            <text:p>11</text:p>
          </table:table-cell>
          <table:table-cell table:formula="of:=[.$B26]/([.H$12]-[.$C26])+0.5" office:value-type="float" office:value="13.3246448">
            <text:p>13</text:p>
          </table:table-cell>
          <table:table-cell table:formula="of:=[.$B26]/([.I$12]-[.$C26])+0.5" office:value-type="float" office:value="18.3120066666667">
            <text:p>18</text:p>
          </table:table-cell>
          <table:table-cell table:formula="of:=[.$B26]/([.J$12]-[.$C26])+0.5" office:value-type="float" office:value="29.64692">
            <text:p>30</text:p>
          </table:table-cell>
          <table:table-cell table:formula="of:=[.$B26]/([.K$12]-[.$C26])+0.5" office:value-type="float" office:value="80.65403">
            <text:p>81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$C$3]/[.A27]+[.$C$4]+[.$C$2]" office:value-type="currency" office:currency="EUR" office:value="253.365933333333">
            <text:p>253,37 €</text:p>
          </table:table-cell>
          <table:table-cell table:formula="of:=[.$B$6]/[.A27]+[.$B$7]+[.$B$8]" office:value-type="currency" office:currency="EUR" office:value="12.5">
            <text:p>12,50 €</text:p>
          </table:table-cell>
          <table:table-cell table:formula="of:=[.$B27]/([.D$12]-[.$C27])+0.5" office:value-type="float" office:value="7.25642488888889">
            <text:p>7</text:p>
          </table:table-cell>
          <table:table-cell table:formula="of:=[.$B27]/([.E$12]-[.$C27])+0.5" office:value-type="float" office:value="8.29587487179487">
            <text:p>8</text:p>
          </table:table-cell>
          <table:table-cell table:formula="of:=[.$B27]/([.F$12]-[.$C27])+0.5" office:value-type="float" office:value="9.71330666666667">
            <text:p>10</text:p>
          </table:table-cell>
          <table:table-cell table:formula="of:=[.$B27]/([.G$12]-[.$C27])+0.5" office:value-type="float" office:value="11.7607081481481">
            <text:p>12</text:p>
          </table:table-cell>
          <table:table-cell table:formula="of:=[.$B27]/([.H$12]-[.$C27])+0.5" office:value-type="float" office:value="14.9780533333333">
            <text:p>15</text:p>
          </table:table-cell>
          <table:table-cell table:formula="of:=[.$B27]/([.I$12]-[.$C27])+0.5" office:value-type="float" office:value="20.7692746666667">
            <text:p>21</text:p>
          </table:table-cell>
          <table:table-cell table:formula="of:=[.$B27]/([.J$12]-[.$C27])+0.5" office:value-type="float" office:value="34.2821244444444">
            <text:p>34</text:p>
          </table:table-cell>
          <table:table-cell table:formula="of:=[.$B27]/([.K$12]-[.$C27])+0.5" office:value-type="float" office:value="101.846373333333">
            <text:p>102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$C$3]/[.A28]+[.$C$4]+[.$C$2]" office:value-type="currency" office:currency="EUR" office:value="287.46212">
            <text:p>287,46 €</text:p>
          </table:table-cell>
          <table:table-cell table:formula="of:=[.$B$6]/[.A$28]+[.$B$7]+[.$B$8]" office:value-type="currency" office:currency="EUR" office:value="13">
            <text:p>13,00 €</text:p>
          </table:table-cell>
          <table:table-cell table:formula="of:=[.$B28]/([.D$12]-[.$C28])+0.5" office:value-type="float" office:value="8.26924648648649">
            <text:p>8</text:p>
          </table:table-cell>
          <table:table-cell table:formula="of:=[.$B28]/([.E$12]-[.$C28])+0.5" office:value-type="float" office:value="9.48319125">
            <text:p>9</text:p>
          </table:table-cell>
          <table:table-cell table:formula="of:=[.$B28]/([.F$12]-[.$C28])+0.5" office:value-type="float" office:value="11.1467451851852">
            <text:p>11</text:p>
          </table:table-cell>
          <table:table-cell table:formula="of:=[.$B28]/([.G$12]-[.$C28])+0.5" office:value-type="float" office:value="13.56646">
            <text:p>14</text:p>
          </table:table-cell>
          <table:table-cell table:formula="of:=[.$B28]/([.H$12]-[.$C28])+0.5" office:value-type="float" office:value="17.4095364705882">
            <text:p>17</text:p>
          </table:table-cell>
          <table:table-cell table:formula="of:=[.$B28]/([.I$12]-[.$C28])+0.5" office:value-type="float" office:value="24.4551766666667">
            <text:p>24</text:p>
          </table:table-cell>
          <table:table-cell table:formula="of:=[.$B28]/([.J$12]-[.$C28])+0.5" office:value-type="float" office:value="41.5660171428571">
            <text:p>42</text:p>
          </table:table-cell>
          <table:table-cell table:formula="of:=[.$B28]/([.K$12]-[.$C28])+0.5" office:value-type="float" office:value="144.23106">
            <text:p>144</text:p>
          </table:table-cell>
        </table:table-row>
        <table:table-row table:style-name="ro2">
          <table:table-cell table:number-columns-repeated="11"/>
        </table:table-row>
        <table:table-row table:style-name="ro1">
          <table:table-cell/>
          <table:table-cell table:style-name="Default" office:value-type="string">
            <text:p>Incluye gastos de telefonia IP (Adam): Alta (2,42€), cuotas (2,42€/mes) y portabilidad (18,15€)</text:p>
          </table:table-cell>
          <table:table-cell table:number-columns-repeated="9"/>
        </table:table-row>
        <table:table-row table:style-name="ro2" table:number-rows-repeated="2">
          <table:table-cell table:number-columns-repeated="11"/>
        </table:table-row>
        <table:table-row table:style-name="ro2" table:number-rows-repeated="6">
          <table:table-cell table:style-name="Default" table:number-columns-repeated="11"/>
        </table:table-row>
        <table:table-row table:style-name="ro2">
          <table:table-cell table:style-name="Default" table:number-columns-repeated="11"/>
        </table:table-row>
      </table:table>
      <table:table table:name="VeuIP" table:style-name="ta1">
        <table:table-column table:style-name="co2" table:default-cell-style-name="Default"/>
        <table:table-column table:style-name="co6" table:default-cell-style-name="Default"/>
        <table:table-column table:style-name="co7" table:number-columns-repeated="6" table:default-cell-style-name="ce3"/>
        <table:table-column table:style-name="co7" table:number-columns-repeated="6" table:default-cell-style-name="ce8"/>
        <table:table-column table:style-name="co2" table:default-cell-style-name="Default"/>
        <table:table-row table:style-name="ro1">
          <table:table-cell office:value-type="string">
            <text:p>Tarifas de Voz IP</text:p>
          </table:table-cell>
          <table:table-cell/>
          <table:table-cell office:value-type="string">
            <text:p>Altas € (sin iva)</text:p>
          </table:table-cell>
          <table:table-cell table:number-columns-repeated="2"/>
          <table:table-cell office:value-type="string">
            <text:p>Cuotas € (sin iva)</text:p>
          </table:table-cell>
          <table:table-cell table:number-columns-repeated="2"/>
          <table:table-cell office:value-type="string">
            <text:p>Llamadas €/min (sin iva)</text:p>
          </table:table-cell>
          <table:table-cell table:number-columns-repeated="5"/>
          <table:table-cell office:value-type="string">
            <text:p>Notas</text:p>
          </table:table-cell>
        </table:table-row>
        <table:table-row table:style-name="ro1">
          <table:table-cell table:number-columns-repeated="2"/>
          <table:table-cell office:value-type="string">
            <text:p>Linea</text:p>
          </table:table-cell>
          <table:table-cell office:value-type="string">
            <text:p>Numero</text:p>
          </table:table-cell>
          <table:table-cell office:value-type="string">
            <text:p>Portabilidad</text:p>
          </table:table-cell>
          <table:table-cell office:value-type="string">
            <text:p>Linea</text:p>
          </table:table-cell>
          <table:table-cell office:value-type="string">
            <text:p>Numero</text:p>
          </table:table-cell>
          <table:table-cell/>
          <table:table-cell office:value-type="string">
            <text:p>Internas</text:p>
          </table:table-cell>
          <table:table-cell office:value-type="string">
            <text:p>A fijo</text:p>
          </table:table-cell>
          <table:table-cell office:value-type="string">
            <text:p>A mobil</text:p>
          </table:table-cell>
          <table:table-cell office:value-type="string">
            <text:p>Movistar</text:p>
          </table:table-cell>
          <table:table-cell office:value-type="string">
            <text:p>Vodafone</text:p>
          </table:table-cell>
          <table:table-cell office:value-type="string">
            <text:p>Yoigo</text:p>
          </table:table-cell>
          <table:table-cell/>
        </table:table-row>
        <table:table-row table:style-name="ro1">
          <table:table-cell office:value-type="string">
            <text:p>Axialtel</text:p>
          </table:table-cell>
          <table:table-cell office:value-type="string">
            <text:p><text:a xlink:href="http://www.axiatel.com/" xlink:type="simple">http://www.axiatel.com</text:a></text:p>
          </table:table-cell>
          <table:table-cell table:number-columns-repeated="6"/>
          <table:table-cell office:value-type="currency" office:currency="EUR" office:value="0">
            <text:p>0,0000 €</text:p>
          </table:table-cell>
          <table:table-cell office:value-type="currency" office:currency="EUR" office:value="0.02">
            <text:p>0,0200 €</text:p>
          </table:table-cell>
          <table:table-cell office:value-type="currency" office:currency="EUR" office:value="0.15">
            <text:p>0,1500 €</text:p>
          </table:table-cell>
          <table:table-cell table:number-columns-repeated="3"/>
          <table:table-cell office:value-type="string">
            <text:p>Hay packs de llamadas</text:p>
          </table:table-cell>
        </table:table-row>
        <table:table-row table:style-name="ro1">
          <table:table-cell office:value-type="string">
            <text:p>Adam</text:p>
          </table:table-cell>
          <table:table-cell office:value-type="string">
            <text:p><text:a xlink:href="http://www.adam.es/" xlink:type="simple">http://www.adam.es</text:a></text:p>
          </table:table-cell>
          <table:table-cell office:value-type="currency" office:currency="EUR" office:value="0">
            <text:p>0,00 €</text:p>
          </table:table-cell>
          <table:table-cell table:style-name="ce2" office:value-type="currency" office:currency="EUR" office:value="2">
            <text:p>2,00 €</text:p>
          </table:table-cell>
          <table:table-cell table:style-name="ce2" office:value-type="currency" office:currency="EUR" office:value="15">
            <text:p>15,00 €</text:p>
          </table:table-cell>
          <table:table-cell office:value-type="currency" office:currency="EUR" office:value="0">
            <text:p>0,00 €</text:p>
          </table:table-cell>
          <table:table-cell table:style-name="ce2" office:value-type="currency" office:currency="EUR" office:value="2">
            <text:p>2,00 €</text:p>
          </table:table-cell>
          <table:table-cell/>
          <table:table-cell office:value-type="currency" office:currency="EUR" office:value="0">
            <text:p>0,0000 €</text:p>
          </table:table-cell>
          <table:table-cell table:style-name="ce9" office:value-type="currency" office:currency="EUR" office:value="0.014">
            <text:p>0,0140 €</text:p>
          </table:table-cell>
          <table:table-cell table:style-name="ce9" office:value-type="currency" office:currency="EUR" office:value="0.07">
            <text:p>0,0700 €</text:p>
          </table:table-cell>
          <table:table-cell table:number-columns-repeated="2"/>
          <table:table-cell office:value-type="currency" office:currency="EUR" office:value="0.12">
            <text:p>0,1200 €</text:p>
          </table:table-cell>
          <table:table-cell office:value-type="string">
            <text:p>Arreglable si juntamos usuarios</text:p>
          </table:table-cell>
        </table:table-row>
        <table:table-row table:style-name="ro1">
          <table:table-cell office:value-type="string">
            <text:p>Anescu</text:p>
          </table:table-cell>
          <table:table-cell office:value-type="string">
            <text:p><text:a xlink:href="http://www.anescu.es/" xlink:type="simple">http://www.anescu.es</text:a></text:p>
          </table:table-cell>
          <table:table-cell office:value-type="currency" office:currency="EUR" office:value="0">
            <text:p>0,00 €</text:p>
          </table:table-cell>
          <table:table-cell table:number-columns-repeated="2" table:style-name="ce2" office:value-type="currency" office:currency="EUR" office:value="0">
            <text:p>0,00 €</text:p>
          </table:table-cell>
          <table:table-cell office:value-type="currency" office:currency="EUR" office:value="0">
            <text:p>0,00 €</text:p>
          </table:table-cell>
          <table:table-cell table:style-name="ce2" office:value-type="currency" office:currency="EUR" office:value="5">
            <text:p>5,00 €</text:p>
          </table:table-cell>
          <table:table-cell/>
          <table:table-cell office:value-type="currency" office:currency="EUR" office:value="0">
            <text:p>0,0000 €</text:p>
          </table:table-cell>
          <table:table-cell table:style-name="ce9" office:value-type="currency" office:currency="EUR" office:value="0.01">
            <text:p>0,0100 €</text:p>
          </table:table-cell>
          <table:table-cell table:style-name="ce9" office:value-type="currency" office:currency="EUR" office:value="0.06">
            <text:p>0,0600 €</text:p>
          </table:table-cell>
          <table:table-cell table:number-columns-repeated="4"/>
        </table:table-row>
        <table:table-row table:style-name="ro1">
          <table:table-cell office:value-type="string">
            <text:p>Sarenet</text:p>
          </table:table-cell>
          <table:table-cell office:value-type="string">
            <text:p><text:a xlink:href="http://www.sarenet.es/" xlink:type="simple">http://www.sarenet.es</text:a></text:p>
          </table:table-cell>
          <table:table-cell office:value-type="currency" office:currency="EUR" office:value="0">
            <text:p>0,00 €</text:p>
          </table:table-cell>
          <table:table-cell table:style-name="ce2" office:value-type="currency" office:currency="EUR" office:value="0">
            <text:p>0,00 €</text:p>
          </table:table-cell>
          <table:table-cell table:style-name="ce2" office:value-type="currency" office:currency="EUR" office:value="12">
            <text:p>12,00 €</text:p>
          </table:table-cell>
          <table:table-cell office:value-type="currency" office:currency="EUR" office:value="0">
            <text:p>0,00 €</text:p>
          </table:table-cell>
          <table:table-cell table:style-name="ce2" office:value-type="currency" office:currency="EUR" office:value="5">
            <text:p>5,00 €</text:p>
          </table:table-cell>
          <table:table-cell/>
          <table:table-cell office:value-type="currency" office:currency="EUR" office:value="0">
            <text:p>0,0000 €</text:p>
          </table:table-cell>
          <table:table-cell table:style-name="ce9" office:value-type="currency" office:currency="EUR" office:value="0.01">
            <text:p>0,0100 €</text:p>
          </table:table-cell>
          <table:table-cell table:style-name="ce9" office:value-type="currency" office:currency="EUR" office:value="0.039">
            <text:p>0,0390 €</text:p>
          </table:table-cell>
          <table:table-cell table:number-columns-repeated="3"/>
          <table:table-cell office:value-type="string">
            <text:p>Arreglable si juntamos usuarios</text:p>
          </table:table-cell>
        </table:table-row>
        <table:table-row table:style-name="ro2" table:number-rows-repeated="2">
          <table:table-cell table:number-columns-repeated="15"/>
        </table:table-row>
        <table:table-row table:style-name="ro1">
          <table:table-cell table:number-columns-repeated="4"/>
          <table:table-cell office:value-type="string">
            <text:p>madrid</text:p>
          </table:table-cell>
          <table:table-cell office:value-type="string">
            <text:p>anescu</text:p>
          </table:table-cell>
          <table:table-cell office:value-type="string">
            <text:p>comercializacion</text:p>
          </table:table-cell>
          <table:table-cell/>
          <table:table-cell office:value-type="string">
            <text:p>comision sobre la facturacion</text:p>
          </table:table-cell>
          <table:table-cell table:number-columns-repeated="4"/>
          <table:table-cell office:value-type="string">
            <text:p>10%</text:p>
          </table:table-cell>
          <table:table-cell/>
        </table:table-row>
        <table:table-row table:style-name="ro2">
          <table:table-cell table:number-columns-repeated="6"/>
          <table:table-cell office:value-type="string">
            <text:p>distribuir</text:p>
          </table:table-cell>
          <table:table-cell/>
          <table:table-cell office:value-type="string">
            <text:p>se factura el trafico</text:p>
          </table:table-cell>
          <table:table-cell table:number-columns-repeated="2"/>
          <table:table-cell office:value-type="string">
            <text:p>1/1000</text:p>
          </table:table-cell>
          <table:table-cell office:value-type="string">
            <text:p>1000€/mes</text:p>
          </table:table-cell>
          <table:table-cell office:value-type="string">
            <text:p>10%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paquetes</text:p>
          </table:table-cell>
          <table:table-cell table:number-columns-repeated="8"/>
        </table:table-row>
        <table:table-row table:style-name="ro2" table:number-rows-repeated="10485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Full3" table:style-name="ta1">
        <table:table-column table:style-name="co8" table:default-cell-style-name="Default"/>
        <table:table-column table:style-name="co9" table:default-cell-style-name="Default"/>
        <table:table-column table:style-name="co9" table:number-columns-repeated="16" table:default-cell-style-name="ce16"/>
        <table:table-column table:style-name="co9" table:number-columns-repeated="3" table:default-cell-style-name="Default"/>
        <table:table-column table:style-name="co2" table:number-columns-repeated="1003" table:default-cell-style-name="Default"/>
        <table:table-row table:style-name="ro3">
          <table:table-cell table:number-columns-repeated="2"/>
          <table:table-cell table:style-name="Default" table:number-columns-repeated="16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4">
          <table:table-cell table:style-name="ce10"/>
          <table:table-cell table:style-name="ce13" office:value-type="string">
            <text:p>Bjs 1a</text:p>
          </table:table-cell>
          <table:table-cell table:style-name="ce13" office:value-type="string">
            <text:p>1o 1a</text:p>
          </table:table-cell>
          <table:table-cell table:style-name="ce13" office:value-type="string">
            <text:p>1o 2a</text:p>
          </table:table-cell>
          <table:table-cell table:style-name="ce13" office:value-type="string">
            <text:p>1o 3a</text:p>
          </table:table-cell>
          <table:table-cell table:style-name="ce13" office:value-type="string">
            <text:p>1o 4a</text:p>
          </table:table-cell>
          <table:table-cell table:style-name="ce13" office:value-type="string">
            <text:p>2o 1a</text:p>
          </table:table-cell>
          <table:table-cell table:style-name="ce13" office:value-type="string">
            <text:p>2o 2a</text:p>
          </table:table-cell>
          <table:table-cell table:style-name="ce13" office:value-type="string">
            <text:p>2o 3a</text:p>
          </table:table-cell>
          <table:table-cell table:style-name="ce13" office:value-type="string">
            <text:p>2o 4a</text:p>
          </table:table-cell>
          <table:table-cell table:style-name="ce13" office:value-type="string">
            <text:p>3o 1a</text:p>
          </table:table-cell>
          <table:table-cell table:style-name="ce13" office:value-type="string">
            <text:p>3o 2a</text:p>
          </table:table-cell>
          <table:table-cell table:style-name="ce13" office:value-type="string">
            <text:p>3o 3a</text:p>
          </table:table-cell>
          <table:table-cell table:style-name="ce13" office:value-type="string">
            <text:p>3o 4a</text:p>
          </table:table-cell>
          <table:table-cell table:style-name="ce13" office:value-type="string">
            <text:p>4o 1a</text:p>
          </table:table-cell>
          <table:table-cell table:style-name="ce13" office:value-type="string">
            <text:p>4o 2a</text:p>
          </table:table-cell>
          <table:table-cell table:style-name="ce13" office:value-type="string">
            <text:p>4o 3a</text:p>
          </table:table-cell>
          <table:table-cell table:style-name="ce13" office:value-type="string">
            <text:p>4o 4a</text:p>
          </table:table-cell>
          <table:table-cell table:style-name="ce13" office:value-type="string">
            <text:p>Local1</text:p>
          </table:table-cell>
          <table:table-cell table:style-name="ce13" office:value-type="string">
            <text:p>Local2</text:p>
          </table:table-cell>
          <table:table-cell table:style-name="ce13" office:value-type="string">
            <text:p>Local3</text:p>
          </table:table-cell>
          <table:table-cell table:style-name="ce17" table:number-columns-repeated="1003"/>
        </table:table-row>
        <table:table-row table:style-name="ro5">
          <table:table-cell table:style-name="ce11" office:value-type="string">
            <text:p>Tengo el fijo por internet, pero apenas uso el teléfono</text:p>
          </table:table-cell>
          <table:table-cell table:style-name="ce14"/>
          <table:table-cell table:style-name="ce13" table:number-columns-repeated="8"/>
          <table:table-cell table:style-name="ce13" office:value-type="string">
            <text:p>Si</text:p>
          </table:table-cell>
          <table:table-cell table:style-name="ce13" table:number-columns-repeated="10"/>
          <table:table-cell table:style-name="ce17" table:number-columns-repeated="1003"/>
        </table:table-row>
        <table:table-row table:style-name="ro5">
          <table:table-cell table:style-name="ce11" office:value-type="string">
            <text:p>No uso internet, ni preveo hacerlo</text:p>
          </table:table-cell>
          <table:table-cell table:style-name="ce14"/>
          <table:table-cell table:style-name="ce13" table:number-columns-repeated="8"/>
          <table:table-cell table:style-name="ce13" office:value-type="string">
            <text:p>No</text:p>
          </table:table-cell>
          <table:table-cell table:style-name="ce13" table:number-columns-repeated="10"/>
          <table:table-cell table:style-name="ce17" table:number-columns-repeated="1003"/>
        </table:table-row>
        <table:table-row table:style-name="ro5">
          <table:table-cell table:style-name="ce11" office:value-type="string">
            <text:p>Uso programas de intercambio de archivos (Torrent, eMule...)</text:p>
          </table:table-cell>
          <table:table-cell table:style-name="ce14"/>
          <table:table-cell table:style-name="ce13" table:number-columns-repeated="8"/>
          <table:table-cell table:style-name="ce13" office:value-type="string">
            <text:p>Si</text:p>
          </table:table-cell>
          <table:table-cell table:style-name="ce13" table:number-columns-repeated="10"/>
          <table:table-cell table:style-name="ce17" table:number-columns-repeated="1003"/>
        </table:table-row>
        <table:table-row table:style-name="ro5">
          <table:table-cell table:style-name="ce11" office:value-type="string">
            <text:p>Veo videos por streaming</text:p>
          </table:table-cell>
          <table:table-cell table:style-name="ce14"/>
          <table:table-cell table:style-name="ce13" table:number-columns-repeated="8"/>
          <table:table-cell table:style-name="ce13" office:value-type="string">
            <text:p>Si</text:p>
          </table:table-cell>
          <table:table-cell table:style-name="ce13" table:number-columns-repeated="10"/>
          <table:table-cell table:style-name="ce17" table:number-columns-repeated="1003"/>
        </table:table-row>
        <table:table-row table:style-name="ro5">
          <table:table-cell table:style-name="ce11" office:value-type="string">
            <text:p>Tengo teleasistencia sanitaria (Botón de alarma)</text:p>
          </table:table-cell>
          <table:table-cell table:style-name="ce14"/>
          <table:table-cell table:style-name="ce13" table:number-columns-repeated="8"/>
          <table:table-cell table:style-name="ce13" office:value-type="string">
            <text:p>No</text:p>
          </table:table-cell>
          <table:table-cell table:style-name="ce13" table:number-columns-repeated="10"/>
          <table:table-cell table:style-name="ce17" table:number-columns-repeated="1003"/>
        </table:table-row>
        <table:table-row table:style-name="ro5">
          <table:table-cell table:style-name="ce11" office:value-type="string">
            <text:p>Uso Imagenio</text:p>
          </table:table-cell>
          <table:table-cell table:style-name="ce14"/>
          <table:table-cell table:style-name="ce13" table:number-columns-repeated="8"/>
          <table:table-cell table:style-name="ce13" office:value-type="string">
            <text:p>No</text:p>
          </table:table-cell>
          <table:table-cell table:style-name="ce13" table:number-columns-repeated="10"/>
          <table:table-cell table:style-name="ce17" table:number-columns-repeated="1003"/>
        </table:table-row>
        <table:table-row table:style-name="ro5">
          <table:table-cell table:style-name="ce11" office:value-type="string">
            <text:p>Me han juntado las facturas de fijo y móbil</text:p>
          </table:table-cell>
          <table:table-cell table:style-name="ce14"/>
          <table:table-cell table:style-name="ce13" table:number-columns-repeated="8"/>
          <table:table-cell table:style-name="ce13" office:value-type="string">
            <text:p>No</text:p>
          </table:table-cell>
          <table:table-cell table:style-name="ce13" table:number-columns-repeated="10"/>
          <table:table-cell table:style-name="ce17" table:number-columns-repeated="1003"/>
        </table:table-row>
        <table:table-row table:style-name="ro5">
          <table:table-cell table:style-name="ce11" office:value-type="string">
            <text:p>Tengo permanencia</text:p>
          </table:table-cell>
          <table:table-cell table:style-name="ce14"/>
          <table:table-cell table:style-name="ce13" table:number-columns-repeated="8"/>
          <table:table-cell table:style-name="ce13" office:value-type="string">
            <text:p>No</text:p>
          </table:table-cell>
          <table:table-cell table:style-name="ce13" table:number-columns-repeated="10"/>
          <table:table-cell table:style-name="ce17" table:number-columns-repeated="1003"/>
        </table:table-row>
        <table:table-row table:style-name="ro5">
          <table:table-cell table:style-name="ce11" office:value-type="string">
            <text:p>Mi cuota mensual fija (con iva y linea) es de... ¿30, 40, 50, 60?</text:p>
          </table:table-cell>
          <table:table-cell table:style-name="ce14"/>
          <table:table-cell table:style-name="ce13" table:number-columns-repeated="8"/>
          <table:table-cell table:style-name="ce13" office:value-type="float" office:value="41">
            <text:p>41</text:p>
          </table:table-cell>
          <table:table-cell table:style-name="ce13" table:number-columns-repeated="10"/>
          <table:table-cell table:style-name="ce17" table:number-columns-repeated="1003"/>
        </table:table-row>
        <table:table-row table:style-name="ro5">
          <table:table-cell table:style-name="ce11" office:value-type="string">
            <text:p>Tengo llamadas gratis a (fijos, mobiles...)</text:p>
          </table:table-cell>
          <table:table-cell table:style-name="ce14"/>
          <table:table-cell table:style-name="ce13" table:number-columns-repeated="8"/>
          <table:table-cell table:style-name="ce13" office:value-type="string">
            <text:p>fijos</text:p>
          </table:table-cell>
          <table:table-cell table:style-name="ce13" table:number-columns-repeated="10"/>
          <table:table-cell table:style-name="ce17" table:number-columns-repeated="1003"/>
        </table:table-row>
        <table:table-row table:style-name="ro5">
          <table:table-cell table:style-name="ce12" office:value-type="string">
            <text:p>Servicios extras que tengais</text:p>
          </table:table-cell>
          <table:table-cell table:style-name="ce15"/>
          <table:table-cell table:style-name="ce13" table:number-columns-repeated="19"/>
          <table:table-cell table:style-name="ce17" table:number-columns-repeated="1003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number:currency-style style:name="N107P0" style:volatile="true">
      <number:number number:decimal-places="0" number:min-integer-digits="1" number:grouping="true"/>
      <number:text> </number:text>
      <number:currency-symbol number:language="ca" number:country="ES">€</number:currency-symbol>
    </number:currency-style>
    <number:currency-style style:name="N107">
      <number:text>-</number:text>
      <number:number number:decimal-places="0" number:min-integer-digits="1" number:grouping="true"/>
      <number:text> </number:text>
      <number:currency-symbol number:language="ca" number:country="ES">€</number:currency-symbol>
      <style:map style:condition="value()&gt;=0" style:apply-style-name="N107P0"/>
    </number:currency-style>
    <number:currency-style style:name="N109P0" style:volatile="true">
      <number:number number:decimal-places="4" number:min-integer-digits="1" number:grouping="true"/>
      <number:text> </number:text>
      <number:currency-symbol number:language="ca" number:country="ES">€</number:currency-symbol>
    </number:currency-style>
    <number:currency-style style:name="N109">
      <number:text>-</number:text>
      <number:number number:decimal-places="4" number:min-integer-digits="1" number:grouping="true"/>
      <number:text> </number:text>
      <number:currency-symbol number:language="ca" number:country="ES">€</number:currency-symbol>
      <style:map style:condition="value()&gt;=0" style:apply-style-name="N10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0">00/00/0000</text:date>, <text:time style:data-style-name="N2" text:time-value="0000-00-00T13:37:11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2T10:03:06</meta:creation-date>
    <dc:date>2013-09-10T16:45:50</dc:date>
    <meta:editing-duration>P5DT23H48M11S</meta:editing-duration>
    <meta:editing-cycles>33</meta:editing-cycles>
    <meta:generator>LibreOffice/4.0.2.2$Linux_X86_64 LibreOffice_project/400m0$Build-2</meta:generator>
    <meta:document-statistic meta:table-count="4" meta:cell-count="448" meta:object-count="0"/>
  </office:meta>
</office:document-meta>
</file>